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text:p>
      <text:p text:style-name="P1"/>
      <text:p text:style-name="P1">Section I. Problem</text:p>
      <text:p text:style-name="P1"/>
      <text:p text:style-name="P1">Is it possible to collect electromagnetic energy into a standing wave of ever increasing energy density for purposes of energy utility using common materials of solid-state electronics and no dependencies on chemical reactions during operation? If not, what are the limits?</text:p>
      <text:p text:style-name="P1"/>
      <text:p text:style-name="P1">Section II. <text:s/>Technically complete description of innovation</text:p>
      <text:p text:style-name="P1"/>
      <text:p text:style-name="P1">II.A. Purpose and description of innovation</text:p>
      <text:p text:style-name="P1"/>
      <text:p text:style-name="P1">The solution is a solid-state synchrotron high-Q resonator that steps up voltage (and decreases current) with each oscillating cycle using a minimum of common electric materials and shapes in an innovative configuration. Its capacity to hold more energy increases as the oscillating electric current decreases from successive inducting magnetic fields. The flexible design has multiple means of feeding energy to the apparatus. </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Consist of a set of identical torus rings of electrically conductive material connected to the <text:s/>main current ring at the surface closest to the axis of symmetry z. See Figure 1 for <text:soft-page-break/>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Here are three: DC pulse or equivalent, AC signal or equivalent, or exposure to a stream of ions. </text:p>
      <text:p text:style-name="P1"/>
      <text:p text:style-name="P1">II.C.1 Induction by pulsed DC</text:p>
      <text:p text:style-name="P1"/>
      <text:p text:style-name="P1">A DC pulse (such as a spike) along the z axis of symmetry may induce an electric and magnetic field to the apparatus. An electric charge (E field) creates a relative charge on the main ring. The moving induction charge on the z axis is complemented by a magnetic (B) field that increases in intensity relative to the apparatus as the charge moves toward it, and then decreases as the charge passes.</text:p>
      <text:p text:style-name="P1"/>
      <text:p text:style-name="P1">If the pulse is via a material conductor, a vortex of charged particles is theorized (section II.E.) to emit a frequency at near to the wavelength of the conductor's circumference, providing an additional opportunity for resonant signal input.</text:p>
      <text:p text:style-name="P1"/>
      <text:p text:style-name="P1">II.C.2 Induction by AC signal.</text:p>
      <text:p text:style-name="P1"/>
      <text:p text:style-name="P1">An AC signal applied to a cylindrical conductor along the z axis of symmetry may induce a magnetic field to the apparatus. The magnetic field primarily induces a current on the secondary rings.</text:p>
      <text:p text:style-name="P1"/>
      <text:p text:style-name="P1"><text:soft-page-break/>II.C.3 Induction by exposing to an ion stream or equivalent</text:p>
      <text:p text:style-name="P1"/>
      <text:p text:style-name="P1">By placing a magnetic field (and possibly a charge opposite of the ion stream) at p2 with the pole oriented along the z axis of symmetry, ions moving toward the apparatus will curve according to the magnetic field (and influence of the charge difference), which thereby induces a current mainly in the secondary rings. A collapse of the current in the main ring will induce a current from the rebounding magnetic field centered at p2, thereby providing an opportunity for magnetic field oscillation and repetitive cascading induction.</text:p>
      <text:p text:style-name="P1"/>
      <text:p text:style-name="P1">II.C.4 A more detailed function of apparatus</text:p>
      <text:p text:style-name="P1"/>
      <text:p text:style-name="P1">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text:soft-page-break/>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DC current in a wire tends to travel in a spiral or vortex, 2. that power losses from heat are reduced as voltage increases, 3. that eddy currents become more significant as AC frequency increases. </text:p>
      <text:p text:style-name="P1"/>
      <text:p text:style-name="P1">II.E.1. Charged particles spiral in DC current </text:p>
      <text:p text:style-name="P1"/>
      <text:p text:style-name="P1">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text:soft-page-break/></text:p>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text:soft-page-break/>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text:soft-page-break/></text:p>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6</text:page-number> of <text:page-count>8</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5-21T11:02:11</dc:date>
    <meta:editing-duration>P2DT14H30M58S</meta:editing-duration>
    <meta:editing-cycles>149</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8" meta:paragraph-count="143" meta:word-count="2708" meta:character-count="17307" meta:non-whitespace-character-count="14627"/>
  </office:meta>
</office:document-meta>
</file>